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00a933"/>
    </style:style>
    <style:style style:name="P3" style:family="paragraph" style:parent-style-name="Standard">
      <style:text-properties fo:background-color="#ff8000"/>
    </style:style>
    <style:style style:name="P4" style:family="paragraph" style:parent-style-name="Standard">
      <style:text-properties fo:background-color="#ff4000"/>
    </style:style>
    <style:style style:name="P5" style:family="paragraph" style:parent-style-name="Standard">
      <style:text-properties fo:background-color="#ffffd7"/>
    </style:style>
    <style:style style:name="P6" style:family="paragraph" style:parent-style-name="Standard">
      <style:text-properties officeooo:rsid="0013458f" officeooo:paragraph-rsid="0013458f" fo:background-color="#ffffd7"/>
    </style:style>
    <style:style style:name="P7" style:family="paragraph" style:parent-style-name="Standard">
      <style:text-properties officeooo:rsid="0013458f" officeooo:paragraph-rsid="0013458f"/>
    </style:style>
    <style:style style:name="P8" style:family="paragraph" style:parent-style-name="Standard">
      <style:text-properties officeooo:rsid="0013458f" officeooo:paragraph-rsid="0013458f" fo:background-color="transparent"/>
    </style:style>
    <style:style style:name="T1" style:family="text">
      <style:text-properties officeooo:rsid="00141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INICIO - <text:span text:style-name="T1">MAURI</text:span></text:p>
      <text:p text:style-name="P1">DESCRIPCIÓN DE LA ENTIDAD........................................................................................3</text:p>
      <text:p text:style-name="P1">DESCRIPCIÓN GENERAL DEL PROBLEMA .............................................................3</text:p>
      <text:p text:style-name="P1">PROBLEMAS ESPECÍFICOS .....................................................................................................3</text:p>
      <text:p text:style-name="P1">ALCANCE DEL PROYECTO .......................................................................................4</text:p>
      <text:p text:style-name="P1"/>
      <text:p text:style-name="P8">OBJETIVOS - <text:span text:style-name="T1">ANGEL</text:span></text:p>
      <text:p text:style-name="P2">OBJETIVO GENERAL...............................................................................................................5</text:p>
      <text:p text:style-name="P2">OBJETIVOS ESPECÍFICOS.......................................................................................................5</text:p>
      <text:p text:style-name="P2">DETALLE DE LA INFORMACIÓN RECOLECTADA................................................................6</text:p>
      <text:p text:style-name="P2">SISTEMA PROPUESTO................................................................................................................7</text:p>
      <text:p text:style-name="P2"/>
      <text:p text:style-name="P8">DIAGRAMAS Y FORMULARIOS - <text:span text:style-name="T1">JUAN</text:span></text:p>
      <text:p text:style-name="P3">DIAGRAMA DE FLUJO DE DATOS .....................................................................7</text:p>
      <text:p text:style-name="P3">DIAGRAMA DE CONTEXTO.................................................................................................8</text:p>
      <text:p text:style-name="P3">DIAGRAMA DE NIVEL 1 .........................................................................................................8</text:p>
      <text:p text:style-name="P3">FORMULARIOS DE ENTRADA Y SALIDA DE DATOS ..................................................10</text:p>
      <text:p text:style-name="P3"/>
      <text:p text:style-name="P8">Vistas y DER - <text:span text:style-name="T1">Joaquin</text:span></text:p>
      <text:p text:style-name="P4">PROPUESTA DE VISTA DEL SISTEMA..............................................................................24</text:p>
      <text:p text:style-name="P4">BASES DE DATOS .............................................................................................26</text:p>
      <text:p text:style-name="P4">CONCLUSIÓN..........................................................................................................29</text:p>
      <text:p text:style-name="P4"/>
      <text:p text:style-name="P4"/>
      <text:p text:style-name="P8">Sistema actual y ANEXOS- <text:span text:style-name="T1">Nico</text:span></text:p>
      <text:p text:style-name="P6">ANEXOS .............................................................................................................30</text:p>
      <text:p text:style-name="P5">PANTALLAS DEL SISTEMA INFORMÁTICO UTILIZADO ACTUALMENTE POR LA ENTIDAD .................................................................................................................30</text:p>
      <text:p text:style-name="P5">PLANILLA EXCEL DONDE SE REGISTRAN TODAS LAS REPARACIONES .......32</text:p>
      <text:p text:style-name="P5">PLANILLA DE ASISTENCIA DE LOS EMPLEADOS...................................................32</text:p>
      <text:p text:style-name="P5">COMPROBANTE DE EQUIPO A REPARAR ...................................................................33</text:p>
      <text:p text:style-name="P5">IMÁGENES DE UNO DE LOS LOCALES DE LA EMPRESA................................................34</text:p>
      <text:p text:style-name="P5">ENTREVISTA REALIZADA .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23:25:38.153385486</meta:creation-date>
    <dc:date>2023-11-01T23:44:21.770664667</dc:date>
    <meta:editing-duration>PT8M33S</meta:editing-duration>
    <meta:editing-cycles>1</meta:editing-cycles>
    <meta:document-statistic meta:table-count="0" meta:image-count="0" meta:object-count="0" meta:page-count="1" meta:paragraph-count="27" meta:word-count="125" meta:character-count="2494" meta:non-whitespace-character-count="2396"/>
    <meta:generator>LibreOffice/7.3.7.2$Linux_X86_64 LibreOffice_project/30$Build-2</meta:generator>
  </office:meta>
</office:document-meta>
</file>